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77f5e" officeooo:paragraph-rsid="00077f5e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3pt" fo:language="es" fo:country="ES" style:text-underline-style="none" fo:font-weight="bold" officeooo:rsid="000946e0" officeooo:paragraph-rsid="000946e0" style:font-size-asian="11.3500003814697pt" style:font-weight-asian="bold" style:font-size-complex="13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3pt" fo:language="es" fo:country="ES" style:text-underline-style="none" fo:font-weight="bold" officeooo:rsid="000d84ce" officeooo:paragraph-rsid="000d84ce" style:font-size-asian="11.3500003814697pt" style:font-weight-asian="bold" style:font-size-complex="13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3pt" fo:language="es" fo:country="ES" style:text-underline-style="none" fo:font-weight="bold" officeooo:rsid="00138d9f" officeooo:paragraph-rsid="00138d9f" style:font-size-asian="11.3500003814697pt" style:font-weight-asian="bold" style:font-size-complex="13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3pt" fo:language="es" fo:country="ES" style:text-underline-style="none" fo:font-weight="bold" officeooo:rsid="0015e888" officeooo:paragraph-rsid="0015e888" style:font-size-asian="11.3500003814697pt" style:font-weight-asian="bold" style:font-size-complex="13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3pt" fo:language="es" fo:country="ES" style:text-underline-style="none" fo:font-weight="bold" officeooo:rsid="00196d62" officeooo:paragraph-rsid="00196d62" style:font-size-asian="11.3500003814697pt" style:font-weight-asian="bold" style:font-size-complex="13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3pt" fo:language="es" fo:country="ES" style:text-underline-style="none" fo:font-weight="bold" officeooo:rsid="002889b9" officeooo:paragraph-rsid="002889b9" style:font-size-asian="11.3500003814697pt" style:font-weight-asian="bold" style:font-size-complex="13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3pt" fo:language="es" fo:country="ES" style:text-underline-style="none" fo:font-weight="bold" officeooo:rsid="0039d002" officeooo:paragraph-rsid="0039d002" style:font-size-asian="11.3500003814697pt" style:font-weight-asian="bold" style:font-size-complex="13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3pt" fo:language="es" fo:country="ES" style:text-underline-style="none" fo:font-weight="bold" officeooo:rsid="00523744" officeooo:paragraph-rsid="00523744" style:font-size-asian="11.3500003814697pt" style:font-weight-asian="bold" style:font-size-complex="13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3pt" fo:language="es" fo:country="ES" style:text-underline-style="none" fo:font-weight="bold" officeooo:rsid="005a8237" officeooo:paragraph-rsid="005a8237" style:font-size-asian="11.3500003814697pt" style:font-weight-asian="bold" style:font-size-complex="13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3pt" fo:language="es" fo:country="ES" style:text-underline-style="none" fo:font-weight="bold" officeooo:rsid="005c73ec" officeooo:paragraph-rsid="005c73ec" style:font-size-asian="11.3500003814697pt" style:font-weight-asian="bold" style:font-size-complex="13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3pt" fo:language="es" fo:country="ES" style:text-underline-style="none" fo:font-weight="bold" officeooo:rsid="006c05f3" officeooo:paragraph-rsid="006c05f3" style:font-size-asian="11.3500003814697pt" style:font-weight-asian="bold" style:font-size-complex="13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3pt" fo:language="es" fo:country="ES" style:text-underline-style="none" fo:font-weight="bold" officeooo:rsid="00717c36" officeooo:paragraph-rsid="00717c36" style:font-size-asian="11.3500003814697pt" style:font-weight-asian="bold" style:font-size-complex="13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3pt" fo:language="es" fo:country="ES" style:text-underline-style="none" fo:font-weight="bold" officeooo:rsid="0075e1c3" officeooo:paragraph-rsid="0075e1c3" style:font-size-asian="11.3500003814697pt" style:font-weight-asian="bold" style:font-size-complex="13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3pt" fo:language="es" fo:country="ES" style:text-underline-style="none" fo:font-weight="bold" officeooo:rsid="00807c4f" officeooo:paragraph-rsid="00807c4f" style:font-size-asian="11.3500003814697pt" style:font-weight-asian="bold" style:font-size-complex="13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3pt" fo:language="es" fo:country="ES" style:text-underline-style="none" fo:font-weight="bold" officeooo:rsid="00807c4f" officeooo:paragraph-rsid="008eff01" style:font-size-asian="11.3500003814697pt" style:font-weight-asian="bold" style:font-size-complex="13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3pt" fo:language="es" fo:country="ES" style:text-underline-style="none" fo:font-weight="bold" officeooo:rsid="009c2cfe" officeooo:paragraph-rsid="009c2cfe" style:font-size-asian="11.3500003814697pt" style:font-weight-asian="bold" style:font-size-complex="13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3pt" fo:language="es" fo:country="ES" style:text-underline-style="none" fo:font-weight="bold" officeooo:rsid="009feba2" officeooo:paragraph-rsid="009feba2" style:font-size-asian="11.3500003814697pt" style:font-weight-asian="bold" style:font-size-complex="13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3pt" fo:language="es" fo:country="ES" style:text-underline-style="none" fo:font-weight="bold" officeooo:rsid="00aaa9a2" officeooo:paragraph-rsid="00aaa9a2" style:font-size-asian="11.3500003814697pt" style:font-weight-asian="bold" style:font-size-complex="13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3pt" fo:language="es" fo:country="ES" style:text-underline-style="none" fo:font-weight="bold" officeooo:rsid="00b75659" officeooo:paragraph-rsid="00b75659" style:font-size-asian="11.3500003814697pt" style:font-weight-asian="bold" style:font-size-complex="13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3pt" fo:language="es" fo:country="ES" style:text-underline-style="none" fo:font-weight="bold" officeooo:rsid="00b75659" officeooo:paragraph-rsid="00d248a5" style:font-size-asian="11.3500003814697pt" style:font-weight-asian="bold" style:font-size-complex="13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3pt" fo:language="es" fo:country="ES" style:text-underline-style="none" fo:font-weight="bold" officeooo:rsid="00d30128" officeooo:paragraph-rsid="00d30128" style:font-size-asian="11.3500003814697pt" style:font-weight-asian="bold" style:font-size-complex="13pt" style:font-weight-complex="bold"/>
    </style:style>
    <style:style style:name="P23" style:family="paragraph" style:parent-style-name="Standard">
      <style:paragraph-properties fo:text-align="start" style:justify-single-word="false"/>
      <style:text-properties officeooo:paragraph-rsid="00d248a5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c193a" style:font-weight-asian="normal" style:font-weight-complex="normal"/>
    </style:style>
    <style:style style:name="T3" style:family="text">
      <style:text-properties fo:font-weight="normal" officeooo:rsid="000c77b6" style:font-weight-asian="normal" style:font-weight-complex="normal"/>
    </style:style>
    <style:style style:name="T4" style:family="text">
      <style:text-properties fo:font-weight="normal" officeooo:rsid="000efbdc" style:font-weight-asian="normal" style:font-weight-complex="normal"/>
    </style:style>
    <style:style style:name="T5" style:family="text">
      <style:text-properties fo:font-weight="normal" officeooo:rsid="00104ebb" style:font-weight-asian="normal" style:font-weight-complex="normal"/>
    </style:style>
    <style:style style:name="T6" style:family="text">
      <style:text-properties fo:font-weight="normal" officeooo:rsid="001167b4" style:font-weight-asian="normal" style:font-weight-complex="normal"/>
    </style:style>
    <style:style style:name="T7" style:family="text">
      <style:text-properties fo:font-weight="normal" officeooo:rsid="00126f0b" style:font-weight-asian="normal" style:font-weight-complex="normal"/>
    </style:style>
    <style:style style:name="T8" style:family="text">
      <style:text-properties fo:font-weight="normal" officeooo:rsid="0013a6a0" style:font-weight-asian="normal" style:font-weight-complex="normal"/>
    </style:style>
    <style:style style:name="T9" style:family="text">
      <style:text-properties fo:font-weight="normal" officeooo:rsid="00157a5c" style:font-weight-asian="normal" style:font-weight-complex="normal"/>
    </style:style>
    <style:style style:name="T10" style:family="text">
      <style:text-properties fo:font-weight="normal" officeooo:rsid="0015ed71" style:font-weight-asian="normal" style:font-weight-complex="normal"/>
    </style:style>
    <style:style style:name="T11" style:family="text">
      <style:text-properties fo:font-weight="normal" officeooo:rsid="0016c2a4" style:font-weight-asian="normal" style:font-weight-complex="normal"/>
    </style:style>
    <style:style style:name="T12" style:family="text">
      <style:text-properties fo:font-weight="normal" officeooo:rsid="001804f2" style:font-weight-asian="normal" style:font-weight-complex="normal"/>
    </style:style>
    <style:style style:name="T13" style:family="text">
      <style:text-properties fo:font-weight="normal" officeooo:rsid="001a2fe5" style:font-weight-asian="normal" style:font-weight-complex="normal"/>
    </style:style>
    <style:style style:name="T14" style:family="text">
      <style:text-properties fo:font-weight="normal" officeooo:rsid="001a4e42" style:font-weight-asian="normal" style:font-weight-complex="normal"/>
    </style:style>
    <style:style style:name="T15" style:family="text">
      <style:text-properties fo:font-weight="normal" officeooo:rsid="001b981a" style:font-weight-asian="normal" style:font-weight-complex="normal"/>
    </style:style>
    <style:style style:name="T16" style:family="text">
      <style:text-properties fo:font-weight="normal" officeooo:rsid="001c2e29" style:font-weight-asian="normal" style:font-weight-complex="normal"/>
    </style:style>
    <style:style style:name="T17" style:family="text">
      <style:text-properties fo:font-weight="normal" officeooo:rsid="001c324f" style:font-weight-asian="normal" style:font-weight-complex="normal"/>
    </style:style>
    <style:style style:name="T18" style:family="text">
      <style:text-properties fo:font-weight="normal" officeooo:rsid="001cd690" style:font-weight-asian="normal" style:font-weight-complex="normal"/>
    </style:style>
    <style:style style:name="T19" style:family="text">
      <style:text-properties fo:font-weight="normal" officeooo:rsid="001d07da" style:font-weight-asian="normal" style:font-weight-complex="normal"/>
    </style:style>
    <style:style style:name="T20" style:family="text">
      <style:text-properties fo:font-weight="normal" officeooo:rsid="001df8f4" style:font-weight-asian="normal" style:font-weight-complex="normal"/>
    </style:style>
    <style:style style:name="T21" style:family="text">
      <style:text-properties fo:font-weight="normal" officeooo:rsid="001f5c92" style:font-weight-asian="normal" style:font-weight-complex="normal"/>
    </style:style>
    <style:style style:name="T22" style:family="text">
      <style:text-properties fo:font-weight="normal" officeooo:rsid="002094ba" style:font-weight-asian="normal" style:font-weight-complex="normal"/>
    </style:style>
    <style:style style:name="T23" style:family="text">
      <style:text-properties fo:font-weight="normal" officeooo:rsid="00220b27" style:font-weight-asian="normal" style:font-weight-complex="normal"/>
    </style:style>
    <style:style style:name="T24" style:family="text">
      <style:text-properties fo:font-weight="normal" officeooo:rsid="0023f1f9" style:font-weight-asian="normal" style:font-weight-complex="normal"/>
    </style:style>
    <style:style style:name="T25" style:family="text">
      <style:text-properties fo:font-weight="normal" officeooo:rsid="0025a362" style:font-weight-asian="normal" style:font-weight-complex="normal"/>
    </style:style>
    <style:style style:name="T26" style:family="text">
      <style:text-properties fo:font-weight="normal" officeooo:rsid="00267c3b" style:font-weight-asian="normal" style:font-weight-complex="normal"/>
    </style:style>
    <style:style style:name="T27" style:family="text">
      <style:text-properties fo:font-weight="normal" officeooo:rsid="0029369a" style:font-weight-asian="normal" style:font-weight-complex="normal"/>
    </style:style>
    <style:style style:name="T28" style:family="text">
      <style:text-properties fo:font-weight="normal" officeooo:rsid="002a3d34" style:font-weight-asian="normal" style:font-weight-complex="normal"/>
    </style:style>
    <style:style style:name="T29" style:family="text">
      <style:text-properties fo:font-weight="normal" officeooo:rsid="002c04bc" style:font-weight-asian="normal" style:font-weight-complex="normal"/>
    </style:style>
    <style:style style:name="T30" style:family="text">
      <style:text-properties fo:font-weight="normal" officeooo:rsid="002c3fb2" style:font-weight-asian="normal" style:font-weight-complex="normal"/>
    </style:style>
    <style:style style:name="T31" style:family="text">
      <style:text-properties fo:font-weight="normal" officeooo:rsid="002f45ca" style:font-weight-asian="normal" style:font-weight-complex="normal"/>
    </style:style>
    <style:style style:name="T32" style:family="text">
      <style:text-properties fo:font-weight="normal" officeooo:rsid="002f5a42" style:font-weight-asian="normal" style:font-weight-complex="normal"/>
    </style:style>
    <style:style style:name="T33" style:family="text">
      <style:text-properties fo:font-weight="normal" officeooo:rsid="0030c650" style:font-weight-asian="normal" style:font-weight-complex="normal"/>
    </style:style>
    <style:style style:name="T34" style:family="text">
      <style:text-properties fo:font-weight="normal" officeooo:rsid="0031dbac" style:font-weight-asian="normal" style:font-weight-complex="normal"/>
    </style:style>
    <style:style style:name="T35" style:family="text">
      <style:text-properties fo:font-weight="normal" officeooo:rsid="0032c16e" style:font-weight-asian="normal" style:font-weight-complex="normal"/>
    </style:style>
    <style:style style:name="T36" style:family="text">
      <style:text-properties fo:font-weight="normal" officeooo:rsid="0034735f" style:font-weight-asian="normal" style:font-weight-complex="normal"/>
    </style:style>
    <style:style style:name="T37" style:family="text">
      <style:text-properties fo:font-weight="normal" officeooo:rsid="0035e4a0" style:font-weight-asian="normal" style:font-weight-complex="normal"/>
    </style:style>
    <style:style style:name="T38" style:family="text">
      <style:text-properties fo:font-weight="normal" officeooo:rsid="003781e2" style:font-weight-asian="normal" style:font-weight-complex="normal"/>
    </style:style>
    <style:style style:name="T39" style:family="text">
      <style:text-properties fo:font-weight="normal" officeooo:rsid="00388e1f" style:font-weight-asian="normal" style:font-weight-complex="normal"/>
    </style:style>
    <style:style style:name="T40" style:family="text">
      <style:text-properties fo:font-weight="normal" officeooo:rsid="003b39df" style:font-weight-asian="normal" style:font-weight-complex="normal"/>
    </style:style>
    <style:style style:name="T41" style:family="text">
      <style:text-properties fo:font-weight="normal" officeooo:rsid="003ce369" style:font-weight-asian="normal" style:font-weight-complex="normal"/>
    </style:style>
    <style:style style:name="T42" style:family="text">
      <style:text-properties fo:font-weight="normal" officeooo:rsid="003de4d5" style:font-weight-asian="normal" style:font-weight-complex="normal"/>
    </style:style>
    <style:style style:name="T43" style:family="text">
      <style:text-properties fo:font-weight="normal" officeooo:rsid="00411227" style:font-weight-asian="normal" style:font-weight-complex="normal"/>
    </style:style>
    <style:style style:name="T44" style:family="text">
      <style:text-properties fo:font-weight="normal" officeooo:rsid="00424d85" style:font-weight-asian="normal" style:font-weight-complex="normal"/>
    </style:style>
    <style:style style:name="T45" style:family="text">
      <style:text-properties fo:font-weight="normal" officeooo:rsid="0043622b" style:font-weight-asian="normal" style:font-weight-complex="normal"/>
    </style:style>
    <style:style style:name="T46" style:family="text">
      <style:text-properties fo:font-weight="normal" officeooo:rsid="0044f572" style:font-weight-asian="normal" style:font-weight-complex="normal"/>
    </style:style>
    <style:style style:name="T47" style:family="text">
      <style:text-properties fo:font-weight="normal" officeooo:rsid="00488c14" style:font-weight-asian="normal" style:font-weight-complex="normal"/>
    </style:style>
    <style:style style:name="T48" style:family="text">
      <style:text-properties fo:font-weight="normal" officeooo:rsid="00498696" style:font-weight-asian="normal" style:font-weight-complex="normal"/>
    </style:style>
    <style:style style:name="T49" style:family="text">
      <style:text-properties fo:font-weight="normal" officeooo:rsid="0049e2a6" style:font-weight-asian="normal" style:font-weight-complex="normal"/>
    </style:style>
    <style:style style:name="T50" style:family="text">
      <style:text-properties fo:font-weight="normal" officeooo:rsid="004ca803" style:font-weight-asian="normal" style:font-weight-complex="normal"/>
    </style:style>
    <style:style style:name="T51" style:family="text">
      <style:text-properties fo:font-weight="normal" officeooo:rsid="004d2a0b" style:font-weight-asian="normal" style:font-weight-complex="normal"/>
    </style:style>
    <style:style style:name="T52" style:family="text">
      <style:text-properties fo:font-weight="normal" officeooo:rsid="004d2b4e" style:font-weight-asian="normal" style:font-weight-complex="normal"/>
    </style:style>
    <style:style style:name="T53" style:family="text">
      <style:text-properties fo:font-weight="normal" officeooo:rsid="004f28c1" style:font-weight-asian="normal" style:font-weight-complex="normal"/>
    </style:style>
    <style:style style:name="T54" style:family="text">
      <style:text-properties fo:font-weight="normal" officeooo:rsid="004fec83" style:font-weight-asian="normal" style:font-weight-complex="normal"/>
    </style:style>
    <style:style style:name="T55" style:family="text">
      <style:text-properties fo:font-weight="normal" officeooo:rsid="0051c52d" style:font-weight-asian="normal" style:font-weight-complex="normal"/>
    </style:style>
    <style:style style:name="T56" style:family="text">
      <style:text-properties fo:font-weight="normal" officeooo:rsid="0051c698" style:font-weight-asian="normal" style:font-weight-complex="normal"/>
    </style:style>
    <style:style style:name="T57" style:family="text">
      <style:text-properties fo:font-weight="normal" officeooo:rsid="00523744" style:font-weight-asian="normal" style:font-weight-complex="normal"/>
    </style:style>
    <style:style style:name="T58" style:family="text">
      <style:text-properties fo:font-weight="normal" officeooo:rsid="0053e8df" style:font-weight-asian="normal" style:font-weight-complex="normal"/>
    </style:style>
    <style:style style:name="T59" style:family="text">
      <style:text-properties fo:font-weight="normal" officeooo:rsid="00552d4b" style:font-weight-asian="normal" style:font-weight-complex="normal"/>
    </style:style>
    <style:style style:name="T60" style:family="text">
      <style:text-properties fo:font-weight="normal" officeooo:rsid="005614c7" style:font-weight-asian="normal" style:font-weight-complex="normal"/>
    </style:style>
    <style:style style:name="T61" style:family="text">
      <style:text-properties fo:font-weight="normal" officeooo:rsid="00578bc2" style:font-weight-asian="normal" style:font-weight-complex="normal"/>
    </style:style>
    <style:style style:name="T62" style:family="text">
      <style:text-properties fo:font-weight="normal" officeooo:rsid="0057e227" style:font-weight-asian="normal" style:font-weight-complex="normal"/>
    </style:style>
    <style:style style:name="T63" style:family="text">
      <style:text-properties fo:font-weight="normal" officeooo:rsid="005b05c5" style:font-weight-asian="normal" style:font-weight-complex="normal"/>
    </style:style>
    <style:style style:name="T64" style:family="text">
      <style:text-properties fo:font-weight="normal" officeooo:rsid="00605512" style:font-weight-asian="normal" style:font-weight-complex="normal"/>
    </style:style>
    <style:style style:name="T65" style:family="text">
      <style:text-properties fo:font-weight="normal" officeooo:rsid="00622b80" style:font-weight-asian="normal" style:font-weight-complex="normal"/>
    </style:style>
    <style:style style:name="T66" style:family="text">
      <style:text-properties fo:font-weight="normal" officeooo:rsid="0063cdae" style:font-weight-asian="normal" style:font-weight-complex="normal"/>
    </style:style>
    <style:style style:name="T67" style:family="text">
      <style:text-properties fo:font-weight="normal" officeooo:rsid="0065920a" style:font-weight-asian="normal" style:font-weight-complex="normal"/>
    </style:style>
    <style:style style:name="T68" style:family="text">
      <style:text-properties fo:font-weight="normal" officeooo:rsid="00670049" style:font-weight-asian="normal" style:font-weight-complex="normal"/>
    </style:style>
    <style:style style:name="T69" style:family="text">
      <style:text-properties fo:font-weight="normal" officeooo:rsid="00684666" style:font-weight-asian="normal" style:font-weight-complex="normal"/>
    </style:style>
    <style:style style:name="T70" style:family="text">
      <style:text-properties fo:font-weight="normal" officeooo:rsid="006a23bb" style:font-weight-asian="normal" style:font-weight-complex="normal"/>
    </style:style>
    <style:style style:name="T71" style:family="text">
      <style:text-properties fo:font-weight="normal" officeooo:rsid="006a94ec" style:font-weight-asian="normal" style:font-weight-complex="normal"/>
    </style:style>
    <style:style style:name="T72" style:family="text">
      <style:text-properties fo:font-weight="normal" officeooo:rsid="006af04c" style:font-weight-asian="normal" style:font-weight-complex="normal"/>
    </style:style>
    <style:style style:name="T73" style:family="text">
      <style:text-properties fo:font-weight="normal" officeooo:rsid="006b6a9f" style:font-weight-asian="normal" style:font-weight-complex="normal"/>
    </style:style>
    <style:style style:name="T74" style:family="text">
      <style:text-properties fo:font-weight="normal" officeooo:rsid="006cd093" style:font-weight-asian="normal" style:font-weight-complex="normal"/>
    </style:style>
    <style:style style:name="T75" style:family="text">
      <style:text-properties fo:font-weight="normal" officeooo:rsid="006d286f" style:font-weight-asian="normal" style:font-weight-complex="normal"/>
    </style:style>
    <style:style style:name="T76" style:family="text">
      <style:text-properties fo:font-weight="normal" officeooo:rsid="006d6095" style:font-weight-asian="normal" style:font-weight-complex="normal"/>
    </style:style>
    <style:style style:name="T77" style:family="text">
      <style:text-properties fo:font-weight="normal" officeooo:rsid="006db4e1" style:font-weight-asian="normal" style:font-weight-complex="normal"/>
    </style:style>
    <style:style style:name="T78" style:family="text">
      <style:text-properties fo:font-weight="normal" officeooo:rsid="006dc6a3" style:font-weight-asian="normal" style:font-weight-complex="normal"/>
    </style:style>
    <style:style style:name="T79" style:family="text">
      <style:text-properties fo:font-weight="normal" officeooo:rsid="006f925c" style:font-weight-asian="normal" style:font-weight-complex="normal"/>
    </style:style>
    <style:style style:name="T80" style:family="text">
      <style:text-properties fo:font-weight="normal" officeooo:rsid="007013b3" style:font-weight-asian="normal" style:font-weight-complex="normal"/>
    </style:style>
    <style:style style:name="T81" style:family="text">
      <style:text-properties fo:font-weight="normal" officeooo:rsid="007245ff" style:font-weight-asian="normal" style:font-weight-complex="normal"/>
    </style:style>
    <style:style style:name="T82" style:family="text">
      <style:text-properties fo:font-weight="normal" officeooo:rsid="00734feb" style:font-weight-asian="normal" style:font-weight-complex="normal"/>
    </style:style>
    <style:style style:name="T83" style:family="text">
      <style:text-properties fo:font-weight="normal" officeooo:rsid="0074bbf8" style:font-weight-asian="normal" style:font-weight-complex="normal"/>
    </style:style>
    <style:style style:name="T84" style:family="text">
      <style:text-properties fo:font-weight="normal" officeooo:rsid="00752224" style:font-weight-asian="normal" style:font-weight-complex="normal"/>
    </style:style>
    <style:style style:name="T85" style:family="text">
      <style:text-properties fo:font-weight="normal" officeooo:rsid="007767cd" style:font-weight-asian="normal" style:font-weight-complex="normal"/>
    </style:style>
    <style:style style:name="T86" style:family="text">
      <style:text-properties fo:font-weight="normal" officeooo:rsid="007848f0" style:font-weight-asian="normal" style:font-weight-complex="normal"/>
    </style:style>
    <style:style style:name="T87" style:family="text">
      <style:text-properties fo:font-weight="normal" officeooo:rsid="007993b8" style:font-weight-asian="normal" style:font-weight-complex="normal"/>
    </style:style>
    <style:style style:name="T88" style:family="text">
      <style:text-properties fo:font-weight="normal" officeooo:rsid="007c9f70" style:font-weight-asian="normal" style:font-weight-complex="normal"/>
    </style:style>
    <style:style style:name="T89" style:family="text">
      <style:text-properties fo:font-weight="normal" officeooo:rsid="007e7f41" style:font-weight-asian="normal" style:font-weight-complex="normal"/>
    </style:style>
    <style:style style:name="T90" style:family="text">
      <style:text-properties fo:font-weight="normal" officeooo:rsid="007eb670" style:font-weight-asian="normal" style:font-weight-complex="normal"/>
    </style:style>
    <style:style style:name="T91" style:family="text">
      <style:text-properties fo:font-weight="normal" officeooo:rsid="007ee84d" style:font-weight-asian="normal" style:font-weight-complex="normal"/>
    </style:style>
    <style:style style:name="T92" style:family="text">
      <style:text-properties fo:font-weight="normal" officeooo:rsid="007f9f17" style:font-weight-asian="normal" style:font-weight-complex="normal"/>
    </style:style>
    <style:style style:name="T93" style:family="text">
      <style:text-properties fo:font-weight="normal" officeooo:rsid="00827adb" style:font-weight-asian="normal" style:font-weight-complex="normal"/>
    </style:style>
    <style:style style:name="T94" style:family="text">
      <style:text-properties fo:font-weight="normal" officeooo:rsid="00840a32" style:font-weight-asian="normal" style:font-weight-complex="normal"/>
    </style:style>
    <style:style style:name="T95" style:family="text">
      <style:text-properties fo:font-weight="normal" officeooo:rsid="0085aef7" style:font-weight-asian="normal" style:font-weight-complex="normal"/>
    </style:style>
    <style:style style:name="T96" style:family="text">
      <style:text-properties fo:font-weight="normal" officeooo:rsid="0087173e" style:font-weight-asian="normal" style:font-weight-complex="normal"/>
    </style:style>
    <style:style style:name="T97" style:family="text">
      <style:text-properties fo:font-weight="normal" officeooo:rsid="0088c041" style:font-weight-asian="normal" style:font-weight-complex="normal"/>
    </style:style>
    <style:style style:name="T98" style:family="text">
      <style:text-properties fo:font-weight="normal" officeooo:rsid="0089f34a" style:font-weight-asian="normal" style:font-weight-complex="normal"/>
    </style:style>
    <style:style style:name="T99" style:family="text">
      <style:text-properties fo:font-weight="normal" officeooo:rsid="0091f728" style:font-weight-asian="normal" style:font-weight-complex="normal"/>
    </style:style>
    <style:style style:name="T100" style:family="text">
      <style:text-properties fo:font-weight="normal" officeooo:rsid="00933f4b" style:font-weight-asian="normal" style:font-weight-complex="normal"/>
    </style:style>
    <style:style style:name="T101" style:family="text">
      <style:text-properties fo:font-weight="normal" officeooo:rsid="0093a75f" style:font-weight-asian="normal" style:font-weight-complex="normal"/>
    </style:style>
    <style:style style:name="T102" style:family="text">
      <style:text-properties fo:font-weight="normal" officeooo:rsid="00945f10" style:font-weight-asian="normal" style:font-weight-complex="normal"/>
    </style:style>
    <style:style style:name="T103" style:family="text">
      <style:text-properties fo:font-weight="normal" officeooo:rsid="0094b63a" style:font-weight-asian="normal" style:font-weight-complex="normal"/>
    </style:style>
    <style:style style:name="T104" style:family="text">
      <style:text-properties fo:font-weight="normal" officeooo:rsid="009537b9" style:font-weight-asian="normal" style:font-weight-complex="normal"/>
    </style:style>
    <style:style style:name="T105" style:family="text">
      <style:text-properties fo:font-weight="normal" officeooo:rsid="009d9936" style:font-weight-asian="normal" style:font-weight-complex="normal"/>
    </style:style>
    <style:style style:name="T106" style:family="text">
      <style:text-properties fo:font-weight="normal" officeooo:rsid="00a1d155" style:font-weight-asian="normal" style:font-weight-complex="normal"/>
    </style:style>
    <style:style style:name="T107" style:family="text">
      <style:text-properties fo:font-weight="normal" officeooo:rsid="00a1f047" style:font-weight-asian="normal" style:font-weight-complex="normal"/>
    </style:style>
    <style:style style:name="T108" style:family="text">
      <style:text-properties fo:font-weight="normal" officeooo:rsid="00a26a07" style:font-weight-asian="normal" style:font-weight-complex="normal"/>
    </style:style>
    <style:style style:name="T109" style:family="text">
      <style:text-properties fo:font-weight="normal" officeooo:rsid="00a36d87" style:font-weight-asian="normal" style:font-weight-complex="normal"/>
    </style:style>
    <style:style style:name="T110" style:family="text">
      <style:text-properties fo:font-weight="normal" officeooo:rsid="00a43581" style:font-weight-asian="normal" style:font-weight-complex="normal"/>
    </style:style>
    <style:style style:name="T111" style:family="text">
      <style:text-properties fo:font-weight="normal" officeooo:rsid="00a47777" style:font-weight-asian="normal" style:font-weight-complex="normal"/>
    </style:style>
    <style:style style:name="T112" style:family="text">
      <style:text-properties fo:font-weight="normal" officeooo:rsid="00a4cf03" style:font-weight-asian="normal" style:font-weight-complex="normal"/>
    </style:style>
    <style:style style:name="T113" style:family="text">
      <style:text-properties fo:font-weight="normal" officeooo:rsid="00a5e7ad" style:font-weight-asian="normal" style:font-weight-complex="normal"/>
    </style:style>
    <style:style style:name="T114" style:family="text">
      <style:text-properties fo:font-weight="normal" officeooo:rsid="00a78a59" style:font-weight-asian="normal" style:font-weight-complex="normal"/>
    </style:style>
    <style:style style:name="T115" style:family="text">
      <style:text-properties fo:font-weight="normal" officeooo:rsid="00a8af9f" style:font-weight-asian="normal" style:font-weight-complex="normal"/>
    </style:style>
    <style:style style:name="T116" style:family="text">
      <style:text-properties fo:font-weight="normal" officeooo:rsid="00a8c9f6" style:font-weight-asian="normal" style:font-weight-complex="normal"/>
    </style:style>
    <style:style style:name="T117" style:family="text">
      <style:text-properties fo:font-weight="normal" officeooo:rsid="00a9037a" style:font-weight-asian="normal" style:font-weight-complex="normal"/>
    </style:style>
    <style:style style:name="T118" style:family="text">
      <style:text-properties fo:font-weight="normal" officeooo:rsid="00ac1a4e" style:font-weight-asian="normal" style:font-weight-complex="normal"/>
    </style:style>
    <style:style style:name="T119" style:family="text">
      <style:text-properties fo:font-weight="normal" officeooo:rsid="00ac598c" style:font-weight-asian="normal" style:font-weight-complex="normal"/>
    </style:style>
    <style:style style:name="T120" style:family="text">
      <style:text-properties fo:font-weight="normal" officeooo:rsid="00ad05a6" style:font-weight-asian="normal" style:font-weight-complex="normal"/>
    </style:style>
    <style:style style:name="T121" style:family="text">
      <style:text-properties fo:font-weight="normal" officeooo:rsid="00b04864" style:font-weight-asian="normal" style:font-weight-complex="normal"/>
    </style:style>
    <style:style style:name="T122" style:family="text">
      <style:text-properties fo:font-weight="normal" officeooo:rsid="00b0ab5d" style:font-weight-asian="normal" style:font-weight-complex="normal"/>
    </style:style>
    <style:style style:name="T123" style:family="text">
      <style:text-properties fo:font-weight="normal" officeooo:rsid="00b21e60" style:font-weight-asian="normal" style:font-weight-complex="normal"/>
    </style:style>
    <style:style style:name="T124" style:family="text">
      <style:text-properties fo:font-weight="normal" officeooo:rsid="00b321dc" style:font-weight-asian="normal" style:font-weight-complex="normal"/>
    </style:style>
    <style:style style:name="T125" style:family="text">
      <style:text-properties fo:font-weight="normal" officeooo:rsid="00b371f7" style:font-weight-asian="normal" style:font-weight-complex="normal"/>
    </style:style>
    <style:style style:name="T126" style:family="text">
      <style:text-properties fo:font-weight="normal" officeooo:rsid="00b3fe99" style:font-weight-asian="normal" style:font-weight-complex="normal"/>
    </style:style>
    <style:style style:name="T127" style:family="text">
      <style:text-properties fo:font-weight="normal" officeooo:rsid="00b59c5b" style:font-weight-asian="normal" style:font-weight-complex="normal"/>
    </style:style>
    <style:style style:name="T128" style:family="text">
      <style:text-properties fo:font-weight="normal" officeooo:rsid="00b69be9" style:font-weight-asian="normal" style:font-weight-complex="normal"/>
    </style:style>
    <style:style style:name="T129" style:family="text">
      <style:text-properties fo:font-weight="normal" officeooo:rsid="00b7f2e6" style:font-weight-asian="normal" style:font-weight-complex="normal"/>
    </style:style>
    <style:style style:name="T130" style:family="text">
      <style:text-properties fo:font-weight="normal" officeooo:rsid="00b9c765" style:font-weight-asian="normal" style:font-weight-complex="normal"/>
    </style:style>
    <style:style style:name="T131" style:family="text">
      <style:text-properties fo:font-weight="normal" officeooo:rsid="00bafa64" style:font-weight-asian="normal" style:font-weight-complex="normal"/>
    </style:style>
    <style:style style:name="T132" style:family="text">
      <style:text-properties fo:font-weight="normal" officeooo:rsid="00bb03e5" style:font-weight-asian="normal" style:font-weight-complex="normal"/>
    </style:style>
    <style:style style:name="T133" style:family="text">
      <style:text-properties fo:font-weight="normal" officeooo:rsid="00bd556a" style:font-weight-asian="normal" style:font-weight-complex="normal"/>
    </style:style>
    <style:style style:name="T134" style:family="text">
      <style:text-properties fo:font-weight="normal" officeooo:rsid="00be762a" style:font-weight-asian="normal" style:font-weight-complex="normal"/>
    </style:style>
    <style:style style:name="T135" style:family="text">
      <style:text-properties fo:font-weight="normal" officeooo:rsid="00c05c17" style:font-weight-asian="normal" style:font-weight-complex="normal"/>
    </style:style>
    <style:style style:name="T136" style:family="text">
      <style:text-properties fo:font-weight="normal" officeooo:rsid="00c0ecee" style:font-weight-asian="normal" style:font-weight-complex="normal"/>
    </style:style>
    <style:style style:name="T137" style:family="text">
      <style:text-properties fo:font-weight="normal" officeooo:rsid="00c118d6" style:font-weight-asian="normal" style:font-weight-complex="normal"/>
    </style:style>
    <style:style style:name="T138" style:family="text">
      <style:text-properties fo:font-weight="normal" officeooo:rsid="00c470d7" style:font-weight-asian="normal" style:font-weight-complex="normal"/>
    </style:style>
    <style:style style:name="T139" style:family="text">
      <style:text-properties fo:font-weight="normal" officeooo:rsid="00c49c1b" style:font-weight-asian="normal" style:font-weight-complex="normal"/>
    </style:style>
    <style:style style:name="T140" style:family="text">
      <style:text-properties fo:font-weight="normal" officeooo:rsid="00c600bd" style:font-weight-asian="normal" style:font-weight-complex="normal"/>
    </style:style>
    <style:style style:name="T141" style:family="text">
      <style:text-properties fo:font-weight="normal" officeooo:rsid="00c77919" style:font-weight-asian="normal" style:font-weight-complex="normal"/>
    </style:style>
    <style:style style:name="T142" style:family="text">
      <style:text-properties fo:font-weight="normal" officeooo:rsid="00c7c158" style:font-weight-asian="normal" style:font-weight-complex="normal"/>
    </style:style>
    <style:style style:name="T143" style:family="text">
      <style:text-properties fo:font-weight="normal" officeooo:rsid="00c8bc94" style:font-weight-asian="normal" style:font-weight-complex="normal"/>
    </style:style>
    <style:style style:name="T144" style:family="text">
      <style:text-properties fo:font-weight="normal" officeooo:rsid="00cbb9dd" style:font-weight-asian="normal" style:font-weight-complex="normal"/>
    </style:style>
    <style:style style:name="T145" style:family="text">
      <style:text-properties fo:font-weight="normal" officeooo:rsid="00ce284e" style:font-weight-asian="normal" style:font-weight-complex="normal"/>
    </style:style>
    <style:style style:name="T146" style:family="text">
      <style:text-properties fo:font-weight="normal" officeooo:rsid="00ce4237" style:font-weight-asian="normal" style:font-weight-complex="normal"/>
    </style:style>
    <style:style style:name="T147" style:family="text">
      <style:text-properties fo:font-weight="normal" officeooo:rsid="00cf3f50" style:font-weight-asian="normal" style:font-weight-complex="normal"/>
    </style:style>
    <style:style style:name="T148" style:family="text">
      <style:text-properties fo:font-weight="normal" officeooo:rsid="00d0dacd" style:font-weight-asian="normal" style:font-weight-complex="normal"/>
    </style:style>
    <style:style style:name="T149" style:family="text">
      <style:text-properties fo:font-weight="normal" officeooo:rsid="00d21bb3" style:font-weight-asian="normal" style:font-weight-complex="normal"/>
    </style:style>
    <style:style style:name="T150" style:family="text">
      <style:text-properties fo:font-weight="normal" officeooo:rsid="00d38167" style:font-weight-asian="normal" style:font-weight-complex="normal"/>
    </style:style>
    <style:style style:name="T151" style:family="text">
      <style:text-properties fo:font-weight="normal" officeooo:rsid="00d3c698" style:font-weight-asian="normal" style:font-weight-complex="normal"/>
    </style:style>
    <style:style style:name="T152" style:family="text">
      <style:text-properties fo:font-weight="normal" officeooo:rsid="00d55c28" style:font-weight-asian="normal" style:font-weight-complex="normal"/>
    </style:style>
    <style:style style:name="T153" style:family="text">
      <style:text-properties fo:font-weight="normal" officeooo:rsid="00d70377" style:font-weight-asian="normal" style:font-weight-complex="normal"/>
    </style:style>
    <style:style style:name="T154" style:family="text">
      <style:text-properties fo:font-weight="normal" officeooo:rsid="00d7a7e6" style:font-weight-asian="normal" style:font-weight-complex="normal"/>
    </style:style>
    <style:style style:name="T155" style:family="text">
      <style:text-properties fo:font-weight="normal" officeooo:rsid="00dc27dc" style:font-weight-asian="normal" style:font-weight-complex="normal"/>
    </style:style>
    <style:style style:name="T156" style:family="text">
      <style:text-properties fo:font-weight="normal" officeooo:rsid="00dd8001" style:font-weight-asian="normal" style:font-weight-complex="normal"/>
    </style:style>
    <style:style style:name="T157" style:family="text">
      <style:text-properties fo:font-weight="normal" officeooo:rsid="00df3a94" style:font-weight-asian="normal" style:font-weight-complex="normal"/>
    </style:style>
    <style:style style:name="T158" style:family="text">
      <style:text-properties fo:font-weight="normal" officeooo:rsid="00e1edeb" style:font-weight-asian="normal" style:font-weight-complex="normal"/>
    </style:style>
    <style:style style:name="T159" style:family="text">
      <style:text-properties fo:font-weight="normal" officeooo:rsid="00e3df97" style:font-weight-asian="normal" style:font-weight-complex="normal"/>
    </style:style>
    <style:style style:name="T160" style:family="text">
      <style:text-properties fo:font-weight="normal" officeooo:rsid="00e81389" style:font-weight-asian="normal" style:font-weight-complex="normal"/>
    </style:style>
    <style:style style:name="T161" style:family="text">
      <style:text-properties fo:font-weight="normal" officeooo:rsid="00eb5b36" style:font-weight-asian="normal" style:font-weight-complex="normal"/>
    </style:style>
    <style:style style:name="T162" style:family="text">
      <style:text-properties fo:font-weight="normal" officeooo:rsid="00ebfbb7" style:font-weight-asian="normal" style:font-weight-complex="normal"/>
    </style:style>
    <style:style style:name="T163" style:family="text">
      <style:text-properties officeooo:rsid="002c04bc"/>
    </style:style>
    <style:style style:name="T164" style:family="text">
      <style:text-properties officeooo:rsid="008124f7"/>
    </style:style>
    <style:style style:name="T165" style:family="text">
      <style:text-properties officeooo:rsid="0084c1ba"/>
    </style:style>
    <style:style style:name="T166" style:family="text">
      <style:text-properties officeooo:rsid="008eff01"/>
    </style:style>
    <style:style style:name="T167" style:family="text">
      <style:text-properties officeooo:rsid="0092f655"/>
    </style:style>
    <style:style style:name="T168" style:family="text">
      <style:text-properties officeooo:rsid="00b3fe99"/>
    </style:style>
    <style:style style:name="T169" style:family="text">
      <style:text-properties officeooo:rsid="00c77919"/>
    </style:style>
    <style:style style:name="T170" style:family="text">
      <style:text-properties fo:font-size="13pt" fo:language="es" fo:country="ES" style:text-underline-style="none" fo:font-weight="bold" officeooo:rsid="00b75659" style:font-size-asian="11.3500003814697pt" style:font-weight-asian="bold" style:font-size-complex="13pt" style:font-weight-complex="bold"/>
    </style:style>
    <style:style style:name="T171" style:family="text">
      <style:text-properties fo:font-size="13pt" fo:language="es" fo:country="ES" style:text-underline-style="none" fo:font-weight="normal" officeooo:rsid="00b7f2e6" style:font-size-asian="11.3500003814697pt" style:font-weight-asian="normal" style:font-size-complex="13pt" style:font-weight-complex="normal"/>
    </style:style>
    <style:style style:name="T172" style:family="text">
      <style:text-properties fo:font-size="13pt" fo:language="es" fo:country="ES" style:text-underline-style="none" fo:font-weight="normal" officeooo:rsid="00d0dacd" style:font-size-asian="11.3500003814697pt" style:font-weight-asian="normal" style:font-size-complex="13pt" style:font-weight-complex="normal"/>
    </style:style>
    <style:style style:name="T173" style:family="text">
      <style:text-properties fo:font-size="13pt" fo:language="es" fo:country="ES" style:text-underline-style="none" fo:font-weight="normal" officeooo:rsid="00d21bb3" style:font-size-asian="11.3500003814697pt" style:font-weight-asian="normal" style:font-size-complex="13pt" style:font-weight-complex="normal"/>
    </style:style>
    <style:style style:name="T174" style:family="text">
      <style:text-properties fo:font-size="13pt" fo:language="es" fo:country="ES" style:text-underline-style="none" fo:font-weight="normal" officeooo:rsid="00bafa64" style:font-size-asian="11.3500003814697pt" style:font-weight-asian="normal" style:font-size-complex="13pt" style:font-weight-complex="normal"/>
    </style:style>
    <style:style style:name="T175" style:family="text">
      <style:text-properties fo:font-size="13pt" fo:language="es" fo:country="ES" style:text-underline-style="none" fo:font-weight="normal" officeooo:rsid="00b9c765" style:font-size-asian="11.3500003814697pt" style:font-weight-asian="normal" style:font-size-complex="13pt" style:font-weight-complex="normal"/>
    </style:style>
    <style:style style:name="T176" style:family="text">
      <style:text-properties fo:font-size="13pt" fo:language="es" fo:country="ES" style:text-underline-style="none" fo:font-weight="normal" officeooo:rsid="00bb03e5" style:font-size-asian="11.3500003814697pt" style:font-weight-asian="normal" style:font-size-complex="13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amen Teórico 2</text:p>
      <text:p text:style-name="P1"/>
      <text:p text:style-name="P2">1.- <text:span text:style-name="T2">Las siglas RPC significan “Remote Procedure Call” </text:span><text:span text:style-name="T3">(Llamada a procedimiento remoto).</text:span></text:p>
      <text:p text:style-name="P3"><text:span text:style-name="T3">S</text:span><text:span text:style-name="T1">e trata </text:span><text:span text:style-name="T4">de un</text:span><text:span text:style-name="T5">a arquitectura mediante la cual, </text:span><text:span text:style-name="T6">el programador, puede realizar llamadas a funciones remotas (que se encuentran programadas en otras máquinas conectadas a la Red) </text:span><text:span text:style-name="T7">de igual modo que si se tratase de una función local.</text:span></text:p>
      <text:p text:style-name="P3"><text:span text:style-name="T7"/></text:p>
      <text:p text:style-name="P4">2.-<text:span text:style-name="T1"> </text:span><text:span text:style-name="T8">El programador invoca a una función que no se encuentra en la misma máquina </text:span><text:span text:style-name="T9">sino que está programa</text:span><text:span text:style-name="T152">da</text:span><text:span text:style-name="T9"> en otra máquina diferente, la cual ha de estar conectada a la red, </text:span><text:span text:style-name="T153">como es lógico</text:span><text:span text:style-name="T9">.</text:span></text:p>
      <text:p text:style-name="P4"><text:span text:style-name="T9"/></text:p>
      <text:p text:style-name="P5"><text:span text:style-name="T9"><text:tab/>T</text:span><text:span text:style-name="T1">oda la complejidad que entra</text:span><text:span text:style-name="T10">ña el envío y recepción de los datos pertinentes a través de la red, así como la traducción del espacio de direcciones de memoria de un ordenador a otro (lo cual presenta el principal problema) </text:span><text:span text:style-name="T12">es algo de lo que se encarga el software y, por lo tanto,</text:span><text:span text:style-name="T10"> </text:span><text:span text:style-name="T11">es transparente para el programador.</text:span></text:p>
      <text:p text:style-name="P5"><text:span text:style-name="T11"/></text:p>
      <text:p text:style-name="P6">3.- <text:span text:style-name="T13">Sin embargo, este paradigma presenta algunas desventajas que menciono a continuación:</text:span></text:p>
      <text:p text:style-name="P6"><text:span text:style-name="T13"><text:tab/></text:span><text:span text:style-name="T14">· </text:span><text:span text:style-name="T15">Al tener que lidiar el software con toda la complejidad antes mencionada (comunicación a través de la red y direcciones de memoria, sobre todo), </text:span><text:span text:style-name="T16">dicho software resulta frágil.</text:span></text:p>
      <text:p text:style-name="P6"><text:span text:style-name="T16"/></text:p>
      <text:p text:style-name="P6"><text:span text:style-name="T16"><text:tab/></text:span><text:span text:style-name="T17">· </text:span><text:span text:style-name="T18">Las llamadas remotas no ofrecen la fiabilidad de las llamadas a funciones locales. A menudo fallan con demasiada frecuencia.</text:span></text:p>
      <text:p text:style-name="P6"><text:span text:style-name="T18"/></text:p>
      <text:p text:style-name="P6"><text:span text:style-name="T18"><text:tab/></text:span><text:span text:style-name="T19">· También presentan un problema las altas latencias que puede haber en</text:span><text:span text:style-name="T20">tre las máquinas</text:span><text:span text:style-name="T19">.</text:span></text:p>
      <text:p text:style-name="P6"><text:span text:style-name="T19"/></text:p>
      <text:p text:style-name="P6"><text:span text:style-name="T19"><text:tab/></text:span><text:span text:style-name="T21">· Las tecnologías RPC </text:span><text:span text:style-name="T22">son muy heterogéneas.</text:span></text:p>
      <text:p text:style-name="P6"><text:span text:style-name="T22"/></text:p>
      <text:p text:style-name="P6"><text:span text:style-name="T22"><text:tab/></text:span><text:span text:style-name="T23">· Fuerte acople con el lenguaje de programación. </text:span><text:span text:style-name="T24">Es necesario que cliente y servidor estén escritos en el mismo lenguaje, </text:span><text:span text:style-name="T25">debido a lo mencionado en el punto anterior. </text:span><text:span text:style-name="T26">La implementación de las RPC difieren para distintos lenguajes. Por ej</text:span><text:span text:style-name="T154">e</text:span><text:span text:style-name="T26">mplo, en Java se usa la “Java RMI” (Remote Method Invocation de Java).</text:span></text:p>
      <text:p text:style-name="P6"><text:span text:style-name="T26"/></text:p>
      <text:p text:style-name="P6"><text:span text:style-name="T26"><text:tab/></text:span><text:span text:style-name="T27">· Mala integración con Cortafuegos.</text:span></text:p>
      <text:p text:style-name="P6"><text:span text:style-name="T26"/></text:p>
      <text:p text:style-name="P7">4.- <text:span text:style-name="T28">Los Web Service</text:span><text:span text:style-name="T50">s</text:span><text:span text:style-name="T28"> presentan varias ventajas sobres las RPC, que menciono a continuación:</text:span></text:p>
      <text:p text:style-name="P7"><text:span text:style-name="T28"><text:tab/></text:span><text:span text:style-name="T29">· Al basarse en </text:span><text:span text:style-name="T36">los</text:span><text:span text:style-name="T29"> protocolo </text:span><text:span text:style-name="T163">Estándar</text:span><text:span text:style-name="T29"> </text:span><text:span text:style-name="T33">de comunica</text:span><text:span text:style-name="T34">c</text:span><text:span text:style-name="T33">ión </text:span><text:span text:style-name="T29">HTTP, </text:span><text:span text:style-name="T35">y XML para el envío de datos,</text:span><text:span text:style-name="T29"> </text:span><text:span text:style-name="T30">no existe la heterogeneidad que presentaban las RPC, </text:span><text:span text:style-name="T31">lo cual simplifica notablemente la arquitectura.</text:span></text:p>
      <text:p text:style-name="P7"><text:span text:style-name="T31"/></text:p>
      <text:p text:style-name="P7"><text:span text:style-name="T31"><text:tab/></text:span><text:span text:style-name="T32">· </text:span><text:span text:style-name="T37">Se reduce significativamente el fuerte acoplamiento </text:span><text:span text:style-name="T38">con el lenguaje de programación y el Sistema Operativo.</text:span></text:p>
      <text:p text:style-name="P7"><text:span text:style-name="T38"/></text:p>
      <text:p text:style-name="P7"><text:span text:style-name="T38"><text:tab/></text:span><text:span text:style-name="T39">· Su integración con cortafuegos resulta más sencilla.</text:span></text:p>
      <text:p text:style-name="P7"><text:span text:style-name="T39"/></text:p>
      <text:p text:style-name="P8"><text:soft-page-break/>5.- <text:span text:style-name="T40">SOAP es un protocolo que permite la comunicación entre máquinas </text:span><text:span text:style-name="T41">mediante llamadas a métodos. Fue desarrollado en 1998 con el respaldo de Microsoft. De hecho, al ser privativo, nació un protocolo similar pero de código abierto denominado “XML-</text:span><text:span text:style-name="T42">RPC</text:span><text:span text:style-name="T41">”.</text:span></text:p>
      <text:p text:style-name="P8"><text:span text:style-name="T41"><text:tab/></text:span><text:span text:style-name="T43">SOAP, normalmente, emplea HTTP, aunque también soporta otros protocolos como SMTP o RSS.</text:span></text:p>
      <text:p text:style-name="P8"><text:span text:style-name="T43"><text:tab/></text:span><text:span text:style-name="T44">Su funcionamiento es similar al de una RPC pero usando el protocolo HTTP, que es est</text:span><text:span text:style-name="T46">á</text:span><text:span text:style-name="T44">ndar. </text:span><text:span text:style-name="T45">Además, para el intercambio de documentos, se utiliza </text:span><text:span text:style-name="T47">XML, </text:span><text:span text:style-name="T48">que también es estándar.</text:span></text:p>
      <text:p text:style-name="P8"><text:span text:style-name="T48"><text:tab/></text:span><text:span text:style-name="T49">Es muy importante el concepto de utilizar protocolos y procedimiento estándar, porque es la principal razón del desacoplo con el lenguaje de programación, además, de que simplifica en gran medida el desarrollo de las aplicaciones. </text:span><text:span text:style-name="T50">En esto se basan </text:span><text:span text:style-name="T51">los Web Services, como mencioné anteriormente.</text:span></text:p>
      <text:p text:style-name="P8"><text:span text:style-name="T51"/></text:p>
      <text:p text:style-name="P8"><text:span text:style-name="T51"><text:tab/></text:span><text:span text:style-name="T52">Además, para garantizar la estabilidad y la </text:span><text:span text:style-name="T53">buena integración entre aplicaciones SOAP, </text:span><text:span text:style-name="T54">este protocolo </text:span><text:span text:style-name="T55">especifica cómo han de codificarse las cabeceras HTTP, así como los documentos </text:span><text:span text:style-name="T56">X</text:span><text:span text:style-name="T55">ML.</text:span></text:p>
      <text:p text:style-name="P8"><text:span text:style-name="T57"/></text:p>
      <text:p text:style-name="P9">6.- <text:span text:style-name="T1">Un mensaje SOAP es un documento XML que contiene:</text:span></text:p>
      <text:p text:style-name="P9"><text:span text:style-name="T1"/></text:p>
      <text:p text:style-name="P9"><text:span text:style-name="T1"><text:tab/></text:span><text:span text:style-name="T58">· </text:span><text:span text:style-name="T59">Un sobre (envelop) </text:span><text:span text:style-name="T60">que lo identifica como mensaje SOAP.</text:span></text:p>
      <text:p text:style-name="P9"><text:span text:style-name="T60"><text:tab/></text:span><text:span text:style-name="T61">· Opcionalmente, una cabecera.</text:span></text:p>
      <text:p text:style-name="P9"><text:span text:style-name="T61"><text:tab/>· El cuerpo, con la información sobre las llamadas y las respuestas. </text:span></text:p>
      <text:p text:style-name="P9"><text:span text:style-name="T61"><text:tab/></text:span><text:span text:style-name="T62">· Opcionalmente, un elemento “fault” con información sobre errores.</text:span></text:p>
      <text:p text:style-name="P9"><text:span text:style-name="T62"/></text:p>
      <text:p text:style-name="P10">7.- <text:span text:style-name="T63">Las siglas REST significan “Representation State Transfer”.</text:span></text:p>
      <text:p text:style-name="P10"><text:span text:style-name="T63"/></text:p>
      <text:p text:style-name="P11">8.- <text:span text:style-name="T64">Características </text:span><text:span text:style-name="T155">REST</text:span><text:span text:style-name="T64">:</text:span></text:p>
      <text:p text:style-name="P11"><text:span text:style-name="T65"><text:tab/></text:span><text:span text:style-name="T66">· Ha de seguir la estructura Cliente-Servidor.</text:span></text:p>
      <text:p text:style-name="P11"><text:span text:style-name="T66"><text:tab/></text:span><text:span text:style-name="T67">· </text:span><text:span text:style-name="T68">Sin estado.</text:span></text:p>
      <text:p text:style-name="P11"><text:span text:style-name="T68"><text:tab/></text:span><text:span text:style-name="T69">· Admitir el uso de cachés.</text:span></text:p>
      <text:p text:style-name="P11"><text:span text:style-name="T69"><text:tab/>· Ha de ser un sistema basado en capas.</text:span></text:p>
      <text:p text:style-name="P11"><text:span text:style-name="T69"><text:tab/>· </text:span><text:span text:style-name="T70">Opcionalmente, </text:span><text:span text:style-name="T71">soportar</text:span><text:span text:style-name="T70"> la generación de código bajo demanda.</text:span></text:p>
      <text:p text:style-name="P11"><text:span text:style-name="T70"><text:tab/></text:span><text:span text:style-name="T72">· </text:span><text:span text:style-name="T73">Uso de interfaces uniformes.</text:span></text:p>
      <text:p text:style-name="P11"><text:span text:style-name="T73"/></text:p>
      <text:p text:style-name="P12">9.- <text:span text:style-name="T74">El servidor NO almacena contexto acerca de las peticiones del cliente. </text:span><text:span text:style-name="T75">Cada petición del cliente contiene toda la información necesaria para que el servidor responda.</text:span></text:p>
      <text:p text:style-name="P12"><text:span text:style-name="T75"><text:tab/></text:span><text:span text:style-name="T76">La sesión y el estado del cliente SÓLO se guardan en el cliente.</text:span></text:p>
      <text:p text:style-name="P12"><text:span text:style-name="T76"><text:tab/></text:span></text:p>
      <text:p text:style-name="P12"><text:span text:style-name="T76"><text:tab/></text:span><text:span text:style-name="T77">Todas estas cuestiones, hacen que se simplifique </text:span><text:span text:style-name="T78">notablemente </text:span><text:span text:style-name="T77">la lógica del servidor. </text:span><text:span text:style-name="T79">Además, garantiza que no se llegará a estados inconsistentes </text:span><text:span text:style-name="T80">y facilita el escalado de la arquitectura.</text:span></text:p>
      <text:p text:style-name="P12"><text:span text:style-name="T80"/></text:p>
      <text:p text:style-name="P13">10.- <text:span text:style-name="T1">Que REST admita un sistema basado en capas significa que entre clien</text:span><text:span text:style-name="T81">te</text:span><text:span text:style-name="T1"> y servidor, </text:span><text:span text:style-name="T82">en la red, puede hacer Proxys, cachés (de http, por ejemplo) </text:span><text:span text:style-name="T83">o distintos Gateways, de forma totalmente transparente a la comunicación y a la arquitectura </text:span><text:span text:style-name="T84">(</text:span><text:span text:style-name="T156">t</text:span><text:span text:style-name="T84">anto para el cliente como para el servidor)</text:span><text:span text:style-name="T83">.</text:span></text:p>
      <text:p text:style-name="P13"><text:span text:style-name="T83"/></text:p>
      <text:p text:style-name="P14"><text:soft-page-break/>11.- <text:span text:style-name="T1">Permite </text:span>sistemas débilmente acoplados<text:span text:style-name="T1">. </text:span><text:span text:style-name="T85">Un sistema débilmente acoplado se trata de un sistema distribuido </text:span><text:span text:style-name="T89">basado en la compartición de recursos entre</text:span><text:span text:style-name="T86"> distintas máquinas y, quizá </text:span><text:span text:style-name="T92">también</text:span><text:span text:style-name="T86">, por distintos Sistemas Operativo</text:span><text:span text:style-name="T157">s,</text:span><text:span text:style-name="T86"> </text:span><text:span text:style-name="T88">co</text:span><text:span text:style-name="T87">municados entre sí </text:span><text:span text:style-name="T91">a través de la red</text:span><text:span text:style-name="T87">, </text:span><text:span text:style-name="T90">para proporcionar un servicio</text:span><text:span text:style-name="T87">.</text:span></text:p>
      <text:p text:style-name="P14"><text:span text:style-name="T87"/></text:p>
      <text:p text:style-name="P15">12.- </text:p>
      <text:p text:style-name="P15"><text:span text:style-name="T1"><text:tab/></text:span><text:span text:style-name="T164">1º Identificación de recursos: </text:span><text:span text:style-name="T93">Los recursos individuales se identifican en las <text:tab/>peticiones, normalmente mediante URI’s. </text:span><text:span text:style-name="T94">En necesario tener en cuenta que el recurso <text:tab/>y la representación del mismo son cosas distintas. Por ejemplo, un recurso como <text:tab/>puede ser un fichero, puede representarse en formato XML, JSON, etc.</text:span></text:p>
      <text:p text:style-name="P15"><text:span text:style-name="T94"/></text:p>
      <text:p text:style-name="P15"><text:span text:style-name="T94"><text:tab/></text:span><text:span text:style-name="T165">2º Manipulación de recursos mediante representaciones: </text:span><text:span text:style-name="T95">Como he mencionado <text:tab/>anteriormente, es necesario diferenciar entre el recurso y la representación del <text:tab/>mismo. </text:span><text:span text:style-name="T96">Sin embargo, no hay una URI distinta para cada formato de un mismo <text:tab/>recurso. </text:span><text:span text:style-name="T97">Un recurso sólo puede tener una URI asociada, </text:span><text:span text:style-name="T98">otra cosa es cómo se <text:tab/>represente.</text:span></text:p>
      <text:p text:style-name="P16"><text:span text:style-name="T98"/></text:p>
      <text:p text:style-name="P16"><text:span text:style-name="T98"><text:tab/></text:span><text:span text:style-name="T166">3º Mensajes autodescriptivos: </text:span><text:span text:style-name="T99">Cada mensaje contiene toda la información necesaria <text:tab/>para ser procesado y contestado por el servidor.</text:span></text:p>
      <text:p text:style-name="P16"><text:span text:style-name="T99"/></text:p>
      <text:p text:style-name="P16"><text:span text:style-name="T99"><text:tab/></text:span><text:span text:style-name="T167">4º Hipermedia como motor del estado de la aplicación: </text:span><text:span text:style-name="T100">Hace alusión a que las <text:tab/>transiciones entre unos estados y otros, en el cliente, se especifican en un documento <text:tab/>HTML que el servidor devuel</text:span><text:span text:style-name="T101">v</text:span><text:span text:style-name="T100">e a éste. </text:span><text:span text:style-name="T102">Dado el estado actual del cliente y el HTML <text:tab/>que recibe del servidor, </text:span><text:span text:style-name="T103">descubre a qué estados puede pasar. </text:span><text:span text:style-name="T104">Al especificarse a través <text:tab/>de un documento HTML, no es necesaria la utilización de instrucciones adicionales.</text:span></text:p>
      <text:p text:style-name="P16"><text:span text:style-name="T104"/></text:p>
      <text:p text:style-name="P17">13.- <text:span text:style-name="T105">Las siglas ROA significan “Resource-Oriented Architecture”.</text:span></text:p>
      <text:p text:style-name="P17"><text:span text:style-name="T105"/></text:p>
      <text:p text:style-name="P18">14.- <text:span text:style-name="T106">Se dice que una arquitectura es RESTful cuando cumple rigurosamente con las especificaciones </text:span><text:span text:style-name="T107">de la arquitectura REST. </text:span><text:span text:style-name="T108">En la </text:span><text:span text:style-name="T112">ma</text:span><text:span text:style-name="T108">yoría de los </text:span><text:span text:style-name="T109">casos, </text:span><text:span text:style-name="T110">se denominan RESTful arquitecturas que </text:span><text:span text:style-name="T113">obedecen</text:span><text:span text:style-name="T110"> a </text:span><text:span text:style-name="T111">las</text:span><text:span text:style-name="T110"> especificaciones </text:span><text:span text:style-name="T114">ROA </text:span><text:span text:style-name="T111">(un </text:span><text:span text:style-name="T116">tipo de</text:span><text:span text:style-name="T111"> </text:span><text:span text:style-name="T115">arquitectura REST concreta</text:span><text:span text:style-name="T117">)</text:span><text:span text:style-name="T115">.</text:span><text:span text:style-name="T111"> </text:span></text:p>
      <text:p text:style-name="P18"><text:span text:style-name="T111"/></text:p>
      <text:p text:style-name="P19">15.- <text:span text:style-name="T118">Pautas para hacer servicios RESTful</text:span><text:span text:style-name="T158">l</text:span><text:span text:style-name="T118"> </text:span><text:span text:style-name="T119">según Richardson y Ruby:</text:span></text:p>
      <text:p text:style-name="P19"><text:span text:style-name="T119"><text:tab/></text:span></text:p>
      <text:p text:style-name="P19"><text:span text:style-name="T120"><text:tab/>· </text:span><text:span text:style-name="T121">La arquitectura ha de estar basada en recursos.</text:span></text:p>
      <text:p text:style-name="P19"><text:span text:style-name="T121"/></text:p>
      <text:p text:style-name="P19"><text:span text:style-name="T121"><text:tab/></text:span><text:span text:style-name="T122">· </text:span><text:span text:style-name="T159">T</text:span><text:span text:style-name="T122">odo recurso tiene que poseer una URI asociada.</text:span></text:p>
      <text:p text:style-name="P19"><text:span text:style-name="T122"/></text:p>
      <text:p text:style-name="P19"><text:span text:style-name="T122"><text:tab/></text:span><text:span text:style-name="T123">· </text:span><text:span text:style-name="T124">Las aplicaciones han de ser direccionables, </text:span><text:span text:style-name="T128">es decir, que todos sus datos relevantes <text:tab/>estén disponibles como recursos</text:span><text:span text:style-name="T124">.</text:span></text:p>
      <text:p text:style-name="P19"><text:span text:style-name="T124"/></text:p>
      <text:p text:style-name="P19"><text:span text:style-name="T124"><text:tab/></text:span><text:span text:style-name="T125">· Las aplicaciones deben usar una interfaz uniforme </text:span><text:span text:style-name="T168">concreta</text:span><text:span text:style-name="T126"> (En el caso de REST <text:tab/>no lo era): GET, PUT, DELETE.</text:span></text:p>
      <text:p text:style-name="P19"><text:span text:style-name="T126"/></text:p>
      <text:p text:style-name="P19"><text:span text:style-name="T126"><text:tab/></text:span><text:span text:style-name="T127">· El servidor no presenta estado/s.</text:span></text:p>
      <text:p text:style-name="P19"><text:span text:style-name="T127"/></text:p>
      <text:p text:style-name="P23"><text:soft-page-break/><text:span text:style-name="T170">16.- </text:span><text:span text:style-name="T171">A</text:span><text:span text:style-name="T172">JAX </text:span><text:span text:style-name="T173">(</text:span><text:span text:style-name="T149">Asynchronous JavaScript And XML</text:span><text:span text:style-name="T173">)</text:span><text:span text:style-name="T171"> es un conjunto de técnicas para enviar información, de manera asíncrona, entre un servidor web y el cliente. </text:span><text:span text:style-name="T174">El modelo de </text:span><text:span text:style-name="T171">A</text:span><text:span text:style-name="T172">JAX</text:span><text:span text:style-name="T174"> actual f</text:span><text:span text:style-name="T175">ue creado en 2004 por Goo</text:span><text:span text:style-name="T176">gl</text:span><text:span text:style-name="T175">e.</text:span></text:p>
      <text:p text:style-name="P21"><text:span text:style-name="T130"><text:tab/></text:span><text:span text:style-name="T133">Lo que </text:span><text:span text:style-name="T129">A</text:span><text:span text:style-name="T148">JAX</text:span><text:span text:style-name="T133"> proporciona </text:span><text:span text:style-name="T134">es evitar que el usuario tenga que pulsar “enviar” </text:span><text:span text:style-name="T135">para llevar a cabo un envío de datos al servidor, sino que éste recib</text:span><text:span text:style-name="T160">a</text:span><text:span text:style-name="T135"> la información continuamente, </text:span><text:span text:style-name="T136">lo que ofrece al usuario una experiencia similar a la de una aplicación de escritorio.</text:span></text:p>
      <text:p text:style-name="P20"><text:span text:style-name="T136"/></text:p>
      <text:p text:style-name="P20"><text:span text:style-name="T137">Procedo a explicar su funcionamiento:</text:span></text:p>
      <text:p text:style-name="P20"><text:span text:style-name="T137"/></text:p>
      <text:p text:style-name="P20"><text:span text:style-name="T137"><text:tab/></text:span><text:span text:style-name="T138">En primer lugar, el usuario solicita una URL desde el </text:span><text:span text:style-name="T139">na</text:span><text:span text:style-name="T138">vegador, </text:span><text:span text:style-name="T139">a lo que el servidor web </text:span><text:span text:style-name="T140">responde devolviendo la página correspondiente, </text:span><text:span text:style-name="T141">la cual contiene un </text:span><text:span text:style-name="T169">script</text:span><text:span text:style-name="T141">. </text:span><text:span text:style-name="T142">Por lo tanto, el navegador presenta la página al usuario y ejecuta el script </text:span><text:span text:style-name="T143">(por lo </text:span><text:span text:style-name="T161">que </text:span><text:span text:style-name="T143">este script se ejecuta en la máquina cliente).</text:span></text:p>
      <text:p text:style-name="P20"><text:span text:style-name="T143"><text:tab/></text:span><text:span text:style-name="T144">La función de dicho script es hacer peticiones HTTP asíncronas, es decir, sin que el usuario intervenga. </text:span><text:span text:style-name="T145">Además, este script, recibe las respuestas HTT</text:span><text:span text:style-name="T162">P</text:span><text:span text:style-name="T145"> del servidor y va modificando el documento HTML </text:span><text:span text:style-name="T146">que se presenta al usuario </text:span><text:span text:style-name="T147">(también de manera asíncrona).</text:span></text:p>
      <text:p text:style-name="P20"><text:span text:style-name="T147"/></text:p>
      <text:p text:style-name="P22"><text:span text:style-name="T147"><text:tab/>E</text:span><text:span text:style-name="T1">stos Script</text:span><text:span text:style-name="T150">s que se ejecutan en segundo plano en la máquina cliente </text:span><text:span text:style-name="T151">son programas escritos <text:s/>en lenguaje JavaScrip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7T10:56:18.944708073</meta:creation-date>
    <dc:date>2020-04-27T12:29:31.024581706</dc:date>
    <meta:editing-duration>PT1H31M20S</meta:editing-duration>
    <meta:editing-cycles>225</meta:editing-cycles>
    <meta:generator>LibreOffice/6.0.7.3$Linux_X86_64 LibreOffice_project/00m0$Build-3</meta:generator>
    <meta:document-statistic meta:table-count="0" meta:image-count="0" meta:object-count="0" meta:page-count="4" meta:paragraph-count="60" meta:word-count="1258" meta:character-count="7902" meta:non-whitespace-character-count="6643"/>
  </office:meta>
</office:document-meta>
</file>